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Google Sans Text" svg:font-family="Google Sans Text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4" style:parent-style-name="Textbody" style:family="paragraph">
      <style:paragraph-properties fo:break-before="page" fo:text-align="center"/>
    </style:style>
    <style:style style:name="P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6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7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8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2" style:parent-style-name="Textbody" style:family="paragraph">
      <style:paragraph-properties fo:text-align="center"/>
    </style:style>
    <style:style style:name="P13" style:parent-style-name="Título2" style:family="paragraph">
      <style:paragraph-properties fo:break-before="page" fo:text-align="justify"/>
      <style:text-properties fo:font-size="18pt" style:font-size-asian="18pt" style:font-size-complex="18pt"/>
    </style:style>
    <style:style style:name="P14" style:parent-style-name="Textbody" style:family="paragraph">
      <style:paragraph-properties fo:text-align="justify"/>
    </style:style>
    <style:style style:name="P15" style:parent-style-name="Textbody" style:family="paragraph">
      <style:paragraph-properties fo:text-align="justify"/>
      <style:text-properties fo:font-size="16pt" style:font-size-asian="16pt" style:font-size-complex="16pt"/>
    </style:style>
    <style:style style:name="P16" style:parent-style-name="Textbody" style:family="paragraph">
      <style:paragraph-properties fo:text-align="justify"/>
      <style:text-properties fo:font-size="16pt" style:font-size-asian="16pt" style:font-size-complex="16pt"/>
    </style:style>
    <style:style style:name="P17" style:parent-style-name="Textbody" style:family="paragraph">
      <style:paragraph-properties fo:text-align="justify"/>
    </style:style>
    <style:style style:name="T18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Fuentedepárrafopredeter." style:family="text">
      <style:text-properties fo:font-size="16pt" style:font-size-asian="16pt" style:font-size-complex="16pt"/>
    </style:style>
    <style:style style:name="T20" style:parent-style-name="Fuentedepárrafopredeter." style:family="text">
      <style:text-properties fo:font-size="16pt" style:font-size-asian="16pt" style:font-size-complex="16pt"/>
    </style:style>
    <style:style style:name="T21" style:parent-style-name="Fuentedepárrafopredeter." style:family="text">
      <style:text-properties fo:font-size="16pt" style:font-size-asian="16pt" style:font-size-complex="16pt"/>
    </style:style>
    <style:style style:name="P22" style:parent-style-name="Textbody" style:family="paragraph">
      <style:paragraph-properties fo:text-align="justify"/>
      <style:text-properties fo:font-size="16pt" style:font-size-asian="16pt" style:font-size-complex="16pt"/>
    </style:style>
    <style:style style:name="P23" style:parent-style-name="Textbody" style:family="paragraph">
      <style:paragraph-properties fo:text-align="justify"/>
    </style:style>
    <style:style style:name="T24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25" style:parent-style-name="Fuentedepárrafopredeter." style:family="text">
      <style:text-properties fo:font-size="16pt" style:font-size-asian="16pt" style:font-size-complex="16pt"/>
    </style:style>
    <style:style style:name="P26" style:parent-style-name="Textbody" style:family="paragraph">
      <style:paragraph-properties fo:text-align="justify"/>
    </style:style>
    <style:style style:name="T27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28" style:parent-style-name="Fuentedepárrafopredeter." style:family="text">
      <style:text-properties fo:font-size="16pt" style:font-size-asian="16pt" style:font-size-complex="16pt"/>
    </style:style>
    <style:style style:name="P29" style:parent-style-name="Textbody" style:family="paragraph">
      <style:paragraph-properties fo:text-align="justify"/>
    </style:style>
    <style:style style:name="T30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31" style:parent-style-name="Fuentedepárrafopredeter." style:family="text">
      <style:text-properties fo:font-size="16pt" style:font-size-asian="16pt" style:font-size-complex="16pt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break-before="page" fo:text-align="justify"/>
    </style:style>
    <style:style style:name="P35" style:parent-style-name="Título2" style:family="paragraph">
      <style:paragraph-properties fo:text-align="justify"/>
    </style:style>
    <style:style style:name="P36" style:parent-style-name="Título3" style:family="paragraph">
      <style:paragraph-properties fo:text-align="justify"/>
      <style:text-properties fo:font-weight="normal" style:font-weight-asian="normal" style:font-weight-complex="normal" fo:font-size="16pt" style:font-size-asian="16pt" style:font-size-complex="16pt"/>
    </style:style>
    <style:style style:name="P37" style:parent-style-name="Textbody" style:family="paragraph">
      <style:paragraph-properties fo:text-align="justify"/>
      <style:text-properties fo:font-size="16pt" style:font-size-asian="16pt" style:font-size-complex="16pt"/>
    </style:style>
    <style:style style:name="P38" style:parent-style-name="Textbody" style:family="paragraph">
      <style:paragraph-properties fo:text-align="justify"/>
      <style:text-properties fo:font-size="16pt" style:font-size-asian="16pt" style:font-size-complex="16pt"/>
    </style:style>
    <style:style style:name="P39" style:parent-style-name="Textbody" style:family="paragraph">
      <style:paragraph-properties fo:text-align="justify"/>
      <style:text-properties fo:font-size="16pt" style:font-size-asian="16pt" style:font-size-complex="16pt"/>
    </style:style>
    <style:style style:name="P40" style:parent-style-name="Textbody" style:family="paragraph">
      <style:paragraph-properties fo:text-align="justify"/>
      <style:text-properties fo:font-size="16pt" style:font-size-asian="16pt" style:font-size-complex="16pt"/>
    </style:style>
    <style:style style:name="P41" style:parent-style-name="Título3" style:family="paragraph">
      <style:paragraph-properties fo:text-align="justify"/>
      <style:text-properties fo:font-size="16pt" style:font-size-asian="16pt" style:font-size-complex="16pt"/>
    </style:style>
    <style:style style:name="T42" style:parent-style-name="Fuentedepárrafopredeter." style:family="text">
      <style:text-properties fo:font-size="16pt" style:font-size-asian="16pt" style:font-size-complex="16pt"/>
    </style:style>
    <style:style style:name="T43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44" style:parent-style-name="Fuentedepárrafopredeter." style:family="text">
      <style:text-properties fo:font-size="16pt" style:font-size-asian="16pt" style:font-size-complex="16pt"/>
    </style:style>
    <style:style style:name="T45" style:parent-style-name="Fuentedepárrafopredeter." style:family="text">
      <style:text-properties fo:font-size="16pt" style:font-size-asian="16pt" style:font-size-complex="16pt"/>
    </style:style>
    <style:style style:name="T46" style:parent-style-name="Fuentedepárrafopredeter." style:family="text">
      <style:text-properties fo:font-size="16pt" style:font-size-asian="16pt" style:font-size-complex="16pt"/>
    </style:style>
    <style:style style:name="P47" style:parent-style-name="Textbody" style:family="paragraph">
      <style:text-properties fo:font-size="16pt" style:font-size-asian="16pt" style:font-size-complex="16pt"/>
    </style:style>
    <style:style style:name="P48" style:parent-style-name="Título2" style:family="paragraph">
      <style:paragraph-properties fo:text-align="justify"/>
    </style:style>
    <style:style style:name="P49" style:parent-style-name="Textbody" style:family="paragraph">
      <style:paragraph-properties fo:text-align="justify"/>
    </style:style>
    <style:style style:name="P50" style:parent-style-name="Textbody" style:family="paragraph">
      <style:paragraph-properties fo:text-align="justify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break-before="page" fo:text-align="justify"/>
    </style:style>
    <style:style style:name="P53" style:parent-style-name="Título2" style:family="paragraph">
      <style:paragraph-properties fo:text-align="justify"/>
    </style:style>
    <style:style style:name="P54" style:parent-style-name="Textbody" style:family="paragraph">
      <style:paragraph-properties fo:text-align="justify"/>
    </style:style>
    <style:style style:name="P55" style:parent-style-name="Textbody" style:family="paragraph">
      <style:paragraph-properties fo:text-align="justify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/>
    </style:style>
    <style:style style:name="P58" style:parent-style-name="Textbody" style:family="paragraph">
      <style:paragraph-properties fo:text-align="justify"/>
    </style:style>
    <style:style style:name="P59" style:parent-style-name="Textbody" style:family="paragraph">
      <style:paragraph-properties fo:text-align="justify"/>
    </style:style>
    <style:style style:name="P60" style:parent-style-name="Textbody" style:family="paragraph">
      <style:paragraph-properties fo:text-align="justify"/>
    </style:style>
    <style:style style:name="P61" style:parent-style-name="Textbody" style:family="paragraph">
      <style:paragraph-properties fo:text-align="justify"/>
    </style:style>
    <style:style style:name="P62" style:parent-style-name="Textbody" style:family="paragraph">
      <style:paragraph-properties fo:text-align="justify"/>
    </style:style>
    <style:style style:name="P63" style:parent-style-name="Textbody" style:family="paragraph">
      <style:paragraph-properties fo:text-align="justify"/>
    </style:style>
    <style:style style:name="P64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65" style:parent-style-name="Textbody" style:family="paragraph">
      <style:paragraph-properties fo:text-align="justify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Textbody" style:family="paragraph">
      <style:paragraph-properties fo:text-align="justify"/>
    </style:style>
    <style:style style:name="P70" style:parent-style-name="Título2" style:family="paragraph">
      <style:paragraph-properties fo:break-before="page" fo:text-align="center"/>
    </style:style>
    <style:style style:name="P71" style:parent-style-name="Textbody" style:family="paragraph">
      <style:paragraph-properties fo:text-align="center"/>
    </style:style>
    <style:style style:name="P72" style:parent-style-name="Textbody" style:family="paragraph">
      <style:paragraph-properties fo:text-align="center"/>
    </style:style>
    <style:style style:name="TableColumn74" style:family="table-column">
      <style:table-column-properties style:column-width="1.4881in" style:use-optimal-column-width="false"/>
    </style:style>
    <style:style style:name="TableColumn75" style:family="table-column">
      <style:table-column-properties style:column-width="2.5812in" style:use-optimal-column-width="false"/>
    </style:style>
    <style:style style:name="TableColumn76" style:family="table-column">
      <style:table-column-properties style:column-width="2.6236in" style:use-optimal-column-width="false"/>
    </style:style>
    <style:style style:name="Table73" style:family="table">
      <style:table-properties style:width="6.693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" style:parent-style-name="TableContents" style:family="paragraph">
      <style:paragraph-properties fo:line-height="113%"/>
    </style:style>
    <style:style style:name="T80" style:parent-style-name="StrongEmphasis" style:family="text">
      <style:text-properties style:font-name="Google Sans Text"/>
    </style:style>
    <style:style style:name="TableCell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2" style:parent-style-name="TableContents" style:family="paragraph">
      <style:paragraph-properties fo:line-height="113%"/>
    </style:style>
    <style:style style:name="T83" style:parent-style-name="StrongEmphasis" style:family="text">
      <style:text-properties style:font-name="Google Sans Text"/>
    </style:style>
    <style:style style:name="TableCell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5" style:parent-style-name="TableContents" style:family="paragraph">
      <style:paragraph-properties fo:line-height="113%"/>
    </style:style>
    <style:style style:name="T86" style:parent-style-name="StrongEmphasis" style:family="text">
      <style:text-properties style:font-name="Google Sans Tex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" style:parent-style-name="TableContents" style:family="paragraph">
      <style:paragraph-properties fo:text-align="center" fo:margin-bottom="0.0972in" fo:line-height="113%"/>
    </style:style>
    <style:style style:name="T90" style:parent-style-name="Fuentedepárrafopredeter." style:family="text">
      <style:text-properties style:font-name="Google Sans Text" fo:font-weight="bold" style:font-weight-asian="bold"/>
    </style:style>
    <style:style style:name="TableCell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" style:parent-style-name="TableContents" style:family="paragraph">
      <style:paragraph-properties fo:margin-bottom="0.0972in" fo:line-height="113%"/>
    </style:style>
    <style:style style:name="T93" style:parent-style-name="SourceText" style:family="text">
      <style:text-properties style:font-name="Google Sans Text"/>
    </style:style>
    <style:style style:name="TableCell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5" style:parent-style-name="TableContents" style:family="paragraph">
      <style:paragraph-properties fo:margin-bottom="0.0972in" fo:line-height="113%"/>
    </style:style>
    <style:style style:name="T96" style:parent-style-name="Fuentedepárrafopredeter." style:family="text">
      <style:text-properties style:font-name="Google Sans Text"/>
    </style:style>
    <style:style style:name="T97" style:parent-style-name="SourceText" style:family="text">
      <style:text-properties style:font-name="Google Sans Text"/>
    </style:style>
    <style:style style:name="T98" style:parent-style-name="Fuentedepárrafopredeter." style:family="text">
      <style:text-properties style:font-name="Google Sans Tex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1" style:parent-style-name="TableContents" style:family="paragraph">
      <style:paragraph-properties fo:text-align="center" fo:margin-bottom="0.0972in" fo:line-height="113%"/>
    </style:style>
    <style:style style:name="T102" style:parent-style-name="Fuentedepárrafopredeter." style:family="text">
      <style:text-properties style:font-name="Google Sans Text" fo:font-weight="bold" style:font-weight-asian="bold"/>
    </style:style>
    <style:style style:name="TableCell1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4" style:parent-style-name="TableContents" style:family="paragraph">
      <style:paragraph-properties fo:margin-bottom="0.0972in" fo:line-height="113%"/>
    </style:style>
    <style:style style:name="T105" style:parent-style-name="SourceText" style:family="text">
      <style:text-properties style:font-name="Google Sans Text" fo:language="en" fo:country="US"/>
    </style:style>
    <style:style style:name="TableCell1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7" style:parent-style-name="TableContents" style:family="paragraph">
      <style:paragraph-properties fo:margin-bottom="0.0972in" fo:line-height="113%"/>
      <style:text-properties style:font-name="Google Sans Tex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0" style:parent-style-name="TableContents" style:family="paragraph">
      <style:paragraph-properties fo:text-align="center" fo:margin-bottom="0.0972in" fo:line-height="113%"/>
    </style:style>
    <style:style style:name="T111" style:parent-style-name="Fuentedepárrafopredeter." style:family="text">
      <style:text-properties style:font-name="Google Sans Text" fo:font-weight="bold" style:font-weight-asian="bold"/>
    </style:style>
    <style:style style:name="TableCell1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" style:parent-style-name="TableContents" style:family="paragraph">
      <style:paragraph-properties fo:margin-bottom="0.0972in" fo:line-height="113%"/>
    </style:style>
    <style:style style:name="T114" style:parent-style-name="SourceText" style:family="text">
      <style:text-properties style:font-name="Google Sans Text" fo:language="en" fo:country="US"/>
    </style:style>
    <style:style style:name="TableCell1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6" style:parent-style-name="TableContents" style:family="paragraph">
      <style:paragraph-properties fo:margin-bottom="0.0972in" fo:line-height="113%"/>
      <style:text-properties style:font-name="Google Sans Tex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9" style:parent-style-name="TableContents" style:family="paragraph">
      <style:paragraph-properties fo:text-align="center" fo:margin-bottom="0.0972in" fo:line-height="113%"/>
    </style:style>
    <style:style style:name="T120" style:parent-style-name="Fuentedepárrafopredeter." style:family="text">
      <style:text-properties style:font-name="Google Sans Text" fo:font-weight="bold" style:font-weight-asian="bold"/>
    </style:style>
    <style:style style:name="TableCell1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" style:parent-style-name="TableContents" style:family="paragraph">
      <style:paragraph-properties fo:margin-bottom="0.0972in" fo:line-height="113%"/>
    </style:style>
    <style:style style:name="T123" style:parent-style-name="SourceText" style:family="text">
      <style:text-properties style:font-name="Google Sans Text" fo:language="en" fo:country="US"/>
    </style:style>
    <style:style style:name="TableCell1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5" style:parent-style-name="TableContents" style:family="paragraph">
      <style:paragraph-properties fo:margin-bottom="0.0972in" fo:line-height="113%"/>
      <style:text-properties style:font-name="Google Sans Tex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8" style:parent-style-name="TableContents" style:family="paragraph">
      <style:paragraph-properties fo:text-align="center" fo:margin-bottom="0.0972in" fo:line-height="113%"/>
    </style:style>
    <style:style style:name="T129" style:parent-style-name="Fuentedepárrafopredeter." style:family="text">
      <style:text-properties style:font-name="Google Sans Text" fo:font-weight="bold" style:font-weight-asian="bold"/>
    </style:style>
    <style:style style:name="TableCell1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" style:parent-style-name="TableContents" style:family="paragraph">
      <style:paragraph-properties fo:margin-bottom="0.0972in" fo:line-height="113%"/>
    </style:style>
    <style:style style:name="T132" style:parent-style-name="SourceText" style:family="text">
      <style:text-properties style:font-name="Google Sans Text" fo:language="en" fo:country="US"/>
    </style:style>
    <style:style style:name="TableCell1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4" style:parent-style-name="TableContents" style:family="paragraph">
      <style:paragraph-properties fo:margin-bottom="0.0972in" fo:line-height="113%"/>
      <style:text-properties style:font-name="Google Sans Tex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7" style:parent-style-name="TableContents" style:family="paragraph">
      <style:paragraph-properties fo:text-align="center" fo:margin-bottom="0.0972in" fo:line-height="113%"/>
    </style:style>
    <style:style style:name="T138" style:parent-style-name="Fuentedepárrafopredeter." style:family="text">
      <style:text-properties style:font-name="Google Sans Text" fo:font-weight="bold" style:font-weight-asian="bold"/>
    </style:style>
    <style:style style:name="TableCell1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" style:parent-style-name="TableContents" style:family="paragraph">
      <style:paragraph-properties fo:margin-bottom="0.0972in" fo:line-height="113%"/>
    </style:style>
    <style:style style:name="T141" style:parent-style-name="SourceText" style:family="text">
      <style:text-properties style:font-name="Google Sans Text"/>
    </style:style>
    <style:style style:name="TableCell1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3" style:parent-style-name="TableContents" style:family="paragraph">
      <style:paragraph-properties fo:margin-bottom="0.0972in" fo:line-height="113%"/>
      <style:text-properties style:font-name="Google Sans Tex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6" style:parent-style-name="TableContents" style:family="paragraph">
      <style:paragraph-properties fo:text-align="center" fo:margin-bottom="0.0972in" fo:line-height="113%"/>
    </style:style>
    <style:style style:name="T147" style:parent-style-name="Fuentedepárrafopredeter." style:family="text">
      <style:text-properties style:font-name="Google Sans Text" fo:font-weight="bold" style:font-weight-asian="bold"/>
    </style:style>
    <style:style style:name="TableCell1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9" style:parent-style-name="TableContents" style:family="paragraph">
      <style:paragraph-properties fo:margin-bottom="0.0972in" fo:line-height="113%"/>
    </style:style>
    <style:style style:name="T150" style:parent-style-name="SourceText" style:family="text">
      <style:text-properties style:font-name="Google Sans Text"/>
    </style:style>
    <style:style style:name="TableCell1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2" style:parent-style-name="TableContents" style:family="paragraph">
      <style:paragraph-properties fo:margin-bottom="0.0972in" fo:line-height="113%"/>
      <style:text-properties style:font-name="Google Sans Text"/>
    </style:style>
    <style:style style:name="P153" style:parent-style-name="Textbody" style:family="paragraph">
      <style:paragraph-properties fo:text-align="center"/>
    </style:style>
  </office:automatic-styles>
  <office:body>
    <office:text text:use-soft-page-breaks="true">
      <text:p text:style-name="P1">PROYECTO PREDISENADO 6:</text:p>
      <text:p text:style-name="Título">GESTOR DE INVENTARIO CON CONTROL DE ACCESO MEDIANTE CODIGOS QR DINAMICOS</text:p>
      <text:p text:style-name="P4">INDICE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Sumario</text:p>
          <text:p text:style-name="P6"><text:a xlink:href="#__RefHeading___Toc2_1301594584" office:target-frame-name="_top" xlink:show="replace">RESUMEN DE LA APLICACIÓN<text:tab/>3</text:a></text:p>
          <text:p text:style-name="P7"><text:a xlink:href="#__RefHeading___Toc4_1301594584COPY_IS_MOVE" office:target-frame-name="_top" xlink:show="replace">(Acceso a datos) RA 2: Desarrolla aplicaciones que gestionan información almacenada en bases de datos relacionales identificando y utilizando mecanismos de conexión :<text:tab/>3</text:a></text:p>
          <text:p text:style-name="P8"><text:a xlink:href="#__RefHeading___Toc6_1301594584" office:target-frame-name="_top" xlink:show="replace">Evidencia 1:<text:tab/>3</text:a></text:p>
          <text:p text:style-name="P9"><text:a xlink:href="#__RefHeading___Toc8_1301594584" office:target-frame-name="_top" xlink:show="replace">(Sistemas de gestión) RA 3: Realiza operaciones de gestión, consulta y análisis de la información siguiendo las especificaciones de diseño y utilizando las herramientas proporcionadas por los sistemas ERP-CRM :<text:tab/>3</text:a></text:p>
          <text:p text:style-name="P10"><text:a xlink:href="#__RefHeading___Toc953_1301594584" office:target-frame-name="_top" xlink:show="replace">(Introducción a la nube pública) RA 3: Diseña y configura redes virtuales y servicios de cómputo en la nube, aplicando buenas prácticas de seguridad, estrategias de balanceo de carga, escalado automático y aprovechando tecnologías serverless, contenedores y máquinas virtuales según casos de uso específicos :<text:tab/>4</text:a></text:p>
          <text:p text:style-name="P11"><text:a xlink:href="#__RefHeading___Toc955_1301594584" office:target-frame-name="_top" xlink:show="replace">Evidencia 3 :<text:tab/>4</text:a></text:p>
        </text:index-body>
      </text:table-of-content>
      <text:p text:style-name="P12"/>
      <text:h text:style-name="P13" text:outline-level="2"><text:bookmark-start text:name="__RefHeading___Toc2_1301594584"/>RESUMEN DE LA APLICACIÓN<text:bookmark-end text:name="__RefHeading___Toc2_1301594584"/></text:h>
      <text:p text:style-name="P14"/>
      <text:h text:style-name="Título3" text:outline-level="3">Descripción del Sistema:</text:h>
      <text:p text:style-name="P15">El proyecto consiste en un sistema integral de control de acceso físico y gestión de inventario para materiales de alto valor. La solución permite la identificación segura de trabajadores mediante<text:s/>códigos QR dinámicos basados en el algoritmo TOTP, asegurando que los tokens caduquen a los segundos para evitar duplicidad o accesos no autorizados.</text:p>
      <text:p text:style-name="P16"/>
      <text:p text:style-name="P17"><text:span text:style-name="T18">Backend:</text:span><text:span text:style-name="T19"><text:s/>Aplicación concurrente desarrollada en Java (Spring Boot) que centraliza la<text:s/></text:span><text:span text:style-name="T20">lógica</text:span><text:span text:style-name="T21"><text:s/>de negocio, la validación de tokens y sirve la información mediante una API REST.</text:span></text:p>
      <text:p text:style-name="P22"/>
      <text:p text:style-name="P23"><text:span text:style-name="T24">Frontend:</text:span><text:span text:style-name="T25"><text:s/>Aplicación multiplataforma mediante React Native con dos roles especificados que son: “app del trabajador” para visualizar el QR y el “escáner de control” para la lectura del anterior.</text:span></text:p>
      <text:p text:style-name="P26"><text:span text:style-name="T27">Persistencia:</text:span><text:span text:style-name="T28"><text:s/>Se ha creado una base de datos relacional MySQL para la gestión de usuarios, semillas TOTP e histórico de movimientos.</text:span></text:p>
      <text:p text:style-name="P29"><text:span text:style-name="T30">Integración ERP:</text:span><text:span text:style-name="T31"><text:s/>Se ha usado Odoo para la sincronización en tiempo real con el registro de jornadas y movimientos de los objetos de alto valor.</text:span></text:p>
      <text:p text:style-name="P32"/>
      <text:p text:style-name="P33"/>
      <text:p text:style-name="P34"/>
      <text:h text:style-name="P35" text:outline-level="2"><text:bookmark-start text:name="__RefHeading___Toc4_1301594584COPY_IS_MO"/>(Acceso a datos) RA 2: Desarrolla aplicaciones que gestionan información almacenada en bases de datos relacionales identificando y utilizando mecanismos de<text:s/><text:bookmark-end text:name="__RefHeading___Toc4_1301594584COPY_IS_MO"/>conexión:</text:h>
      <text:h text:style-name="P36" text:outline-level="3">Diseno de la Capa de Persistencia:</text:h>
      <text:p text:style-name="P37">Ha sido<text:s/>implementada una base de datos MySQL siguiendo las especificaciones previas para soportar el almacenamiento de:</text:p>
      <text:list text:style-name="LFO1" text:continue-numbering="true">
        <text:list-item>
          <text:p text:style-name="P38">Credenciales y Seguridad: Almacenamiento de trabajadores incluyendo sus semillas secretas para el algoritmo TOTP (RFC 6238).</text:p>
        </text:list-item>
        <text:list-item>
          <text:p text:style-name="P39">Inventario y<text:s/>Zonas:<text:s/>Registro de materiales de alto valor y zonas restringidas.</text:p>
        </text:list-item>
        <text:list-item>
          <text:p text:style-name="P40">Histórico: Registro de movimientos o prestamos de herramientas.</text:p>
        </text:list-item>
      </text:list>
      <text:h text:style-name="P41" text:outline-level="3"><text:bookmark-start text:name="__RefHeading___Toc6_1301594584"/>Evidencia 1:<text:bookmark-end text:name="__RefHeading___Toc6_1301594584"/></text:h>
      <text:p text:style-name="Textbody"><text:span text:style-name="T42">El acceso a datos se gestiona mediante el patrón DAO en el backend, utilizando<text:s/></text:span><text:span text:style-name="T43">Spring Data JPA</text:span><text:span text:style-name="T44"><text:s/>para la abstracción de consultas. Se incluye un archivo init.sql en la raíz del proyecto que automatiza la<text:s/></text:span><text:span text:style-name="T45">creación</text:span><text:span text:style-name="T46"><text:s/>de la estructura DDL y la inserción de datos de prueba necesarios para el despliegue inicial.</text:span></text:p>
      <text:p text:style-name="P47">Mas datos en la tabla de Evidencias al final del documento.</text:p>
      <text:p text:style-name="Textbody"/>
      <text:h text:style-name="P48" text:outline-level="2"><text:bookmark-start text:name="__RefHeading___Toc8_1301594584"/>(Sistemas de gestión) RA 3: Realiza operaciones de gestión, consulta y análisis de la información siguiendo las especificaciones de diseño y utilizando las herramientas proporcionadas por los sistemas ERP-<text:bookmark-end text:name="__RefHeading___Toc8_1301594584"/>CRM:</text:h>
      <text:p text:style-name="P49">El sistema actuará sincronizado con Odoo. Cada vez que se escanee un QR válido</text:p>
      <text:p text:style-name="P50">para iniciar/finalizar un turno de trabajo o para retirar/devolver una herramienta</text:p>
      <text:p text:style-name="P51">de alto valor, el backend registrará los datos contra el<text:s/>ERP. `</text:p>
      <text:p text:style-name="P52"/>
      <text:h text:style-name="P53" text:outline-level="2"><text:bookmark-start text:name="__RefHeading___Toc953_1301594584"/>(Introducción a la nube pública) RA 3: Diseña y configura redes virtuales y<text:s/>servicios de cómputo en la nube, aplicando buenas prácticas de seguridad, estrategias de balanceo de carga, escalado automático y aprovechando tecnologías serverless, contenedores y máquinas virtuales según casos de uso<text:s/><text:bookmark-end text:name="__RefHeading___Toc953_1301594584"/>específicos:</text:h>
      <text:p text:style-name="P54">Un sistema de control de accesos físico y de inventario</text:p>
      <text:p text:style-name="P55">requiere estrictos controles de red. Se debe diseñar a nivel documental la</text:p>
      <text:p text:style-name="P56">gestión de accesos y la topología en AWS para asegurar que el backend esté</text:p>
      <text:p text:style-name="P57">aislado y solo reciba peticiones de terminales o dispositivos autorizados.</text:p>
      <text:p text:style-name="P58"/>
      <text:h text:style-name="Título2" text:outline-level="2"><text:bookmark-start text:name="__RefHeading___Toc955_1301594584"/>Evidencia<text:s/><text:bookmark-end text:name="__RefHeading___Toc955_1301594584"/>3:</text:h>
      <text:p text:style-name="P59"/>
      <text:p text:style-name="P60">Documento con el diagrama justificado en AWS detallando</text:p>
      <text:p text:style-name="P61">los grupos de seguridad (Security Groups) de las instancias, el diseño de</text:p>
      <text:p text:style-name="P62">roles e identidades de IAM para restringir los permisos, y una estimación</text:p>
      <text:p text:style-name="P63">de costes con la calculadora de AWS.</text:p>
      <text:p text:style-name="P64"><text:s/></text:p>
      <text:p text:style-name="P65"><text:span text:style-name="T66">DOCUMENTO<text:s/></text:span><text:span text:style-name="T67">ADJUNTO:</text:span><text:span text:style-name="T68"><text:s/></text:span>“DOCUMENTO RA3 AWS PROYECTO”</text:p>
      <text:p text:style-name="P69"/>
      <text:h text:style-name="P70" text:outline-level="2">TABLA DE LAS EVIDENCIAS</text:h>
      <text:p text:style-name="P71"/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header-rows>
          <table:table-row table:style-name="TableRow77">
            <table:table-cell table:style-name="TableCell78">
              <text:p text:style-name="P79"><text:span text:style-name="T80">Requisito del Proyecto</text:span></text:p>
            </table:table-cell>
            <table:table-cell table:style-name="TableCell81">
              <text:p text:style-name="P82"><text:span text:style-name="T83">Ubicación del Archivo / Directorio</text:span></text:p>
            </table:table-cell>
            <table:table-cell table:style-name="TableCell84">
              <text:p text:style-name="P85"><text:span text:style-name="T86">Justificación Técnica</text:span></text:p>
            </table:table-cell>
          </table:table-row>
        </table:table-header-rows>
        <table:table-row table:style-name="TableRow87">
          <table:table-cell table:style-name="TableCell88">
            <text:p text:style-name="P89"><text:bookmark-start text:name="p-rc_b0f95d573c342f53-138"/><text:bookmark-end text:name="p-rc_b0f95d573c342f53-138"/><text:span text:style-name="T90">Acceso a Datos (RA 2)</text:span></text:p>
          </table:table-cell>
          <table:table-cell table:style-name="TableCell91">
            <text:p text:style-name="P92"><text:span text:style-name="T93">/database/init.sql</text:span></text:p>
          </table:table-cell>
          <table:table-cell table:style-name="TableCell94">
            <text:p text:style-name="P95"><text:span text:style-name="T96">Contiene el DDL (tablas), DML (datos prueba) y gestión de permisos del usuario<text:s/></text:span><text:span text:style-name="T97">app_user</text:span><text:span text:style-name="T98">.</text:span></text:p>
          </table:table-cell>
        </table:table-row>
        <table:table-row table:style-name="TableRow99">
          <table:table-cell table:style-name="TableCell100">
            <text:p text:style-name="P101"><text:bookmark-start text:name="p-rc_b0f95d573c342f53-139"/><text:bookmark-end text:name="p-rc_b0f95d573c342f53-139"/><text:span text:style-name="T102">Persistencia Java (DAO)</text:span></text:p>
          </table:table-cell>
          <table:table-cell table:style-name="TableCell103">
            <text:p text:style-name="P104"><text:span text:style-name="T105">/backend/src/main/java/.../repositories/</text:span></text:p>
          </table:table-cell>
          <table:table-cell table:style-name="TableCell106">
            <text:p text:style-name="P107">Interfaces de JpaRepository que gestionan la comunicación con MySQL.</text:p>
          </table:table-cell>
        </table:table-row>
        <table:table-row table:style-name="TableRow108">
          <table:table-cell table:style-name="TableCell109">
            <text:p text:style-name="P110"><text:bookmark-start text:name="p-rc_b0f95d573c342f53-140"/><text:bookmark-end text:name="p-rc_b0f95d573c342f53-140"/><text:span text:style-name="T111">Seguridad TOTP</text:span></text:p>
          </table:table-cell>
          <table:table-cell table:style-name="TableCell112">
            <text:p text:style-name="P113"><text:span text:style-name="T114">/backend/src/main/java/.../services/impl/TOTPServiceImpl.java</text:span></text:p>
          </table:table-cell>
          <table:table-cell table:style-name="TableCell115">
            <text:p text:style-name="P116">Implementación del algoritmo $T = \lfloor \frac{T_{current} - T_{0}}{X} \rfloor$ para QRs dinámicos.</text:p>
          </table:table-cell>
        </table:table-row>
        <table:table-row table:style-name="TableRow117">
          <table:table-cell table:style-name="TableCell118">
            <text:p text:style-name="P119"><text:bookmark-start text:name="p-rc_b0f95d573c342f53-141"/><text:bookmark-end text:name="p-rc_b0f95d573c342f53-141"/><text:span text:style-name="T120">Sincronización Odoo (RA 3)</text:span></text:p>
          </table:table-cell>
          <table:table-cell table:style-name="TableCell121">
            <text:p text:style-name="P122"><text:span text:style-name="T123">/backend/src/main/java/.../infrastructure/odoo/</text:span></text:p>
          </table:table-cell>
          <table:table-cell table:style-name="TableCell124">
            <text:p text:style-name="P125">Cliente XML-RPC que registra jornadas y movimientos de stock en el ERP.</text:p>
          </table:table-cell>
        </table:table-row>
        <table:table-row table:style-name="TableRow126">
          <table:table-cell table:style-name="TableCell127">
            <text:p text:style-name="P128"><text:bookmark-start text:name="p-rc_b0f95d573c342f53-142"/><text:bookmark-end text:name="p-rc_b0f95d573c342f53-142"/><text:span text:style-name="T129">Arquitectura Concurrente</text:span></text:p>
          </table:table-cell>
          <table:table-cell table:style-name="TableCell130">
            <text:p text:style-name="P131"><text:span text:style-name="T132">/backend/src/main/java/.../config/AsyncConfig.java</text:span></text:p>
          </table:table-cell>
          <table:table-cell table:style-name="TableCell133">
            <text:p text:style-name="P134">Configuración de hilos para el manejo simultáneo de validaciones y peticiones.</text:p>
          </table:table-cell>
        </table:table-row>
        <table:table-row table:style-name="TableRow135">
          <table:table-cell table:style-name="TableCell136">
            <text:p text:style-name="P137"><text:bookmark-start text:name="p-rc_b0f95d573c342f53-143"/><text:bookmark-end text:name="p-rc_b0f95d573c342f53-143"/><text:span text:style-name="T138">Despliegue y Orquestación</text:span></text:p>
          </table:table-cell>
          <table:table-cell table:style-name="TableCell139">
            <text:p text:style-name="P140"><text:span text:style-name="T141">docker-compose.yml</text:span></text:p>
          </table:table-cell>
          <table:table-cell table:style-name="TableCell142">
            <text:p text:style-name="P143">Orquestador que levanta los servicios de Backend, Frontend, MySQL y Odoo.</text:p>
          </table:table-cell>
        </table:table-row>
        <table:table-row table:style-name="TableRow144">
          <table:table-cell table:style-name="TableCell145">
            <text:p text:style-name="P146"><text:bookmark-start text:name="p-rc_b0f95d573c342f53-144"/><text:bookmark-end text:name="p-rc_b0f95d573c342f53-144"/><text:span text:style-name="T147">Diseño AWS (RA 3)</text:span></text:p>
          </table:table-cell>
          <table:table-cell table:style-name="TableCell148">
            <text:p text:style-name="P149"><text:span text:style-name="T150">/docs/RA3_AWS_PROYECTO.pdf</text:span></text:p>
          </table:table-cell>
          <table:table-cell table:style-name="TableCell151">
            <text:p text:style-name="P152">Documentación técnica sobre Security Groups, IAM y estimación de costes.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Google Sans Text" svg:font-family="Google Sans Text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Piedepágina" style:family="paragraph">
      <style:paragraph-properties fo:text-align="center"/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PROYECTO INTERMODULAR</text:p>
      </style:header>
      <style:footer>
        <text:p text:style-name="P3">MANUEL MARTINEZ ALEJO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[HS&amp;Co] Manuel Martínez</dc:creator>
    <meta:creation-date>2026-04-09T20:09:00Z</meta:creation-date>
    <dc:date>2026-04-20T12:43:00Z</dc:date>
    <meta:template xlink:href="Normal" xlink:type="simple"/>
    <meta:editing-cycles>6</meta:editing-cycles>
    <meta:editing-duration>PT2400S</meta:editing-duration>
    <meta:document-statistic meta:page-count="1" meta:paragraph-count="11" meta:word-count="870" meta:character-count="5647" meta:row-count="39" meta:non-whitespace-character-count="4788"/>
  </office:meta>
</office:document-meta>
</file>